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720012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720012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76cm" svg:x="0cm" svg:y="0.012cm" svg:viewBox="0 0 20991 29677" draw:points="0,29677 20991,29677 20991,0 0,0">
          <text:p/>
        </draw:polygon>
        <draw:path draw:style-name="gr2" draw:text-style-name="P2" draw:layer="layout" svg:width="20.993cm" svg:height="29.678cm" svg:x="0cm" svg:y="0.012cm" svg:viewBox="0 0 20994 29679" svg:d="M0 0h20994v29679h-20994zM2 29677h-2 20991v-29677 2h-20991l2-2z">
          <text:p/>
        </draw:path>
        <draw:path draw:style-name="gr3" draw:text-style-name="P3" draw:layer="layout" svg:width="1.283cm" svg:height="1.284cm" svg:x="18.573cm" svg:y="0.762cm" svg:viewBox="0 0 1284 1285" svg:d="M0 643c0-356 289-643 643-643 355 0 641 287 641 643 0 353-286 642-641 642-354 0-643-289-643-642z">
          <text:p/>
        </draw:path>
        <draw:path draw:style-name="gr3" draw:text-style-name="P3" draw:layer="layout" svg:width="0.609cm" svg:height="0.607cm" svg:x="18.129cm" svg:y="2.038cm" svg:viewBox="0 0 610 608" svg:d="M0 304c0-168 137-304 305-304 170 0 305 136 305 304 0 169-135 304-305 304-168 0-305-135-305-304z">
          <text:p/>
        </draw:path>
        <draw:path draw:style-name="gr3" draw:text-style-name="P3" draw:layer="layout" svg:width="0.319cm" svg:height="0.315cm" svg:x="19.056cm" svg:y="2.838cm" svg:viewBox="0 0 320 316" svg:d="M0 158c0-88 70-158 159-158 90 0 161 70 161 158s-71 158-161 158c-89 0-159-70-159-158z">
          <text:p/>
        </draw:path>
        <draw:polygon draw:style-name="gr1" draw:text-style-name="P1" draw:layer="layout" svg:width="0.001cm" svg:height="0cm" svg:x="19.727cm" svg:y="1.157cm" svg:viewBox="0 0 2 0" draw:points="0,0 2,0">
          <text:p/>
        </draw:polygon>
        <draw:polygon draw:style-name="gr1" draw:text-style-name="P1" draw:layer="layout" svg:width="0cm" svg:height="0cm" svg:x="18.931cm" svg:y="1.909cm" svg:viewBox="0 0 0 0" draw:points="0,0">
          <text:p/>
        </draw:polygon>
        <draw:polygon draw:style-name="gr1" draw:text-style-name="P1" draw:layer="layout" svg:width="0.001cm" svg:height="0cm" svg:x="19.674cm" svg:y="1.075cm" svg:viewBox="0 0 2 0" draw:points="0,0 2,0">
          <text:p/>
        </draw:polygon>
        <draw:polygon draw:style-name="gr1" draw:text-style-name="P1" draw:layer="layout" svg:width="0.002cm" svg:height="0.004cm" svg:x="19.117cm" svg:y="1.976cm" svg:viewBox="0 0 3 5" draw:points="0,5 3,5 3,0 0,0">
          <text:p/>
        </draw:polygon>
        <draw:polygon draw:style-name="gr1" draw:text-style-name="P1" draw:layer="layout" svg:width="0.002cm" svg:height="0.004cm" svg:x="19.117cm" svg:y="1.976cm" svg:viewBox="0 0 3 5" draw:points="0,5 3,5 3,0 0,0">
          <text:p/>
        </draw:polygon>
        <draw:path draw:style-name="gr1" draw:text-style-name="P1" draw:layer="layout" svg:width="0.053cm" svg:height="0.046cm" svg:x="19.625cm" svg:y="1.348cm" svg:viewBox="0 0 54 47" svg:d="M8 30v-2c0-4 0-8 6-8 4 0 11 0 11 0 0 15 0 15 0 15 2 2 6 0 6 0 0-15 0-15 0-15 0 0 13-2 17-2v2c2 4 2 8 2 15 0 6-9 6-13 8 0 4 0 4 0 4 7 0 13 0 17 0 0-19 0-29-4-47-2 0-2 0-2 0 0 6-4 6-11 6-2 5-12 5-23 5-6 0-12 0-12-5 0-2 0-2 0-2-2 0-2 0-2 0 0 10 0 16 0 26 2 0 2 0 8 0z">
          <text:p/>
        </draw:path>
        <draw:path draw:style-name="gr1" draw:text-style-name="P1" draw:layer="layout" svg:width="0.066cm" svg:height="0.057cm" svg:x="18.865cm" svg:y="1.68cm" svg:viewBox="0 0 67 58" svg:d="M48 5c2 2 2 7 0 13-4 0-9 6-9 6-2 0-8-10-8-10-4 0-4 0-6 4 2 0 8 11 8 11-8 8-8 8-8 8 0 4-5 4-5 0-5 0-7-2-7-6-6-7 0-13 0-17 0 0 0-2-4-2-2 2-7 8-9 12 13 13 20 19 31 34 2 0 2-4 2-4v-2c-2-4-2-9 4-11 2-4 11-10 13-17 11-6 11-6 13-4l4 4c0-4 0-4 0-4-4-6-11-13-17-20-2 0-2 5-2 5z">
          <text:p/>
        </draw:path>
        <draw:path draw:style-name="gr1" draw:text-style-name="P1" draw:layer="layout" svg:width="0.057cm" svg:height="0.064cm" svg:x="19.621cm" svg:y="1.413cm" svg:viewBox="0 0 58 65" svg:d="M15 31c16-6 16-6 33-8 4 0 6 0 6 2 0 4 0 4 0 4 4 0 4 0 4 0 0-11 0-17 0-29-4 0-4 0-4 0 0 6 0 6 0 6 0 2-2 6-9 6-4 0-41 11-41 11-4 0-4 0-4 0 0 2 4 6 4 8 14 6 31 17 37 21 7 2 7 7 7 9 4 4 4 4 6 4 0-6 0-17 0-23-2 0-2 0-2 0 0 4 0 4 0 4 0 2 0 2-7 0-10-4-21-11-30-15z">
          <text:p/>
        </draw:path>
        <draw:path draw:style-name="gr1" draw:text-style-name="P1" draw:layer="layout" svg:width="0.059cm" svg:height="0.052cm" svg:x="19.53cm" svg:y="1.107cm" svg:viewBox="0 0 60 53" svg:d="M0 34c0-4 4-4 4-4 2 0 2 0 2 0 5 4 7 7 13 0 4-2 16-13 18-13 4-4 6-7 4-13 0-4 2-4 2-4 7 6 13 17 17 22 0 2-4 2-4 2 0 0-2 0-2-2-4-5-6 0-11 2-6 6-12 10-20 13-4 8-6 8-4 10 0 4 0 4 4 4-4 2-4 2-6 2-4-6-11-16-17-19z">
          <text:p/>
        </draw:path>
        <draw:path draw:style-name="gr1" draw:text-style-name="P1" draw:layer="layout" svg:width="0.059cm" svg:height="0.045cm" svg:x="18.779cm" svg:y="1.225cm" svg:viewBox="0 0 60 46" svg:d="M51 46c-4 0-4 0-4 0 0-5 0-5 0-5 0-6 0-6-10-10-3-3-17-8-19-8-6-2-12-6-12 0-2 5-2 5-2 5 0 0-4 0-4-5 4-8 6-14 10-23 2 0 2 0 2 0 0 4 0 4 0 4-2 7 6 7 8 11 10 2 17 6 21 6 10 2 10 2 12 0 0 0 0-4 5-4 2 0 2 0 2 0-2 6-9 22-9 29z">
          <text:p/>
        </draw:path>
        <draw:path draw:style-name="gr1" draw:text-style-name="P1" draw:layer="layout" svg:width="0.059cm" svg:height="0.046cm" svg:x="19.566cm" svg:y="1.164cm" svg:viewBox="0 0 60 47" svg:d="M0 26c0-2 4-2 4-2 0 0 2 0 2 2 0 0 0 4 5 0 4 0 6-2 6-2 0-4-6-16-13-22 2-2 2-2 2-2 0 0 50 6 54 6 0 0 0 2 0 7-4 0-43-7-45-7 2 2 6 14 8 14 0 0 7-2 11-2 0-5 0-5 2 0 0 0 4 2 4 6-4 0-10 6-13 6 3 2 3 7 3 7 0 2-3 2-3 2-4-7-4-7-4-7-2 0-6 5-6 5-2 0 0 2 0 6v4c-2 0-2 0-2 0-4-8-9-15-15-21z">
          <text:p/>
        </draw:path>
        <draw:path draw:style-name="gr1" draw:text-style-name="P1" draw:layer="layout" svg:width="0.067cm" svg:height="0.038cm" svg:x="19.584cm" svg:y="1.202cm" svg:viewBox="0 0 68 39" svg:d="M3 35c-4 0-4-3 0-8 2 0 45 5 52 5-2-9-7-15-7-22-3-2-7-2-7-2-2 0-2 0-2 0-4 0-4-4 0-4 0 0 9-4 14-4 0 4 2 4 2 8 0 0 6 15 11 19 0 5 0 8 2 8-2 4-2 4-2 4-5 0-7 0-11 0 0 0-50-4-52-4z">
          <text:p/>
        </draw:path>
        <draw:path draw:style-name="gr1" draw:text-style-name="P1" draw:layer="layout" svg:width="0.055cm" svg:height="0.061cm" svg:x="18.848cm" svg:y="1.09cm" svg:viewBox="0 0 56 62" svg:d="M56 58c-2 4-2 4-6 4-2-4-24-45-24-48-2 3-9 9-13 13 0 2 0 6 0 11 0 3 0 3-2 3 0 0-8-12-11-14 3 0 3-4 7-4 0 0 10-15 12-15 0-4 5-8 5-8 2 0 2 0 2 0 4 4 4 8 4 8 2 2 24 46 26 50z">
          <text:p/>
        </draw:path>
        <draw:path draw:style-name="gr1" draw:text-style-name="P1" draw:layer="layout" svg:width="0.064cm" svg:height="0.041cm" svg:x="19.602cm" svg:y="1.265cm" svg:viewBox="0 0 65 42" svg:d="M0 13c4-2 4-2 4-2 2 6 7 13 16 17 6 2 15 6 23 2 11-2 17-11 15-17 0-6-10-6-15-2-6 2-6 8-6 13 0 4 0 4-2 4 0 0-4-4-4-11-5-10 6-17 10-17 13-2 19 5 23 13 3 11 0 24-16 28-22 3-42-11-48-28z">
          <text:p/>
        </draw:path>
        <draw:path draw:style-name="gr1" draw:text-style-name="P1" draw:layer="layout" svg:width="0.065cm" svg:height="0.067cm" svg:x="19.577cm" svg:y="1.566cm" svg:viewBox="0 0 66 68" svg:d="M60 19c0 2 0 2 0 2-4 4-4 4-11 0-24-8-24-8-24-8-6-5-6-5-6-11 4 0 4 0 4 0-4-2-4-2-7-2-4 13-4 13-4 13-6 8-6 8-6 8-6 15-11 31 6 41 13 11 31 7 44-18 4-8 6-15 10-23 0-2-4-2-6-2zM53 38c0 0-4 0-4 4-6 14-18 18-26 10-11-3-13-10-13-16 0-4 0-7 0-11 2-4 2-4 6-6 0 0 3 0 7 2 26 15 26 15 26 15 4 0 4 0 4 2z">
          <text:p/>
        </draw:path>
        <draw:path draw:style-name="gr1" draw:text-style-name="P1" draw:layer="layout" svg:width="0.063cm" svg:height="0.068cm" svg:x="19.488cm" svg:y="1.693cm" svg:viewBox="0 0 64 69" svg:d="M54 22c0 2 0 2 0 6 0 2 0 7-5 11 0 0-2 0-2 2 0 0-21-19-23-23-6-8-6-8-4-12 0 0 0-2 4-2-4-4-4-4-4-4-7 6-14 15-20 18 0 4 4 4 4 4h2c4-4 4 0 12 2 2 4 19 23 19 23 0 5-2 7-2 7-9 4-11 0-11 0 0 0-4 0-4-2-2 0-2 2-2 2 0 4 6 10 8 15 15-15 23-24 38-39-8-8-8-8-8-8-2 0-2 0-2 0z">
          <text:p/>
        </draw:path>
        <draw:path draw:style-name="gr1" draw:text-style-name="P1" draw:layer="layout" svg:width="0.059cm" svg:height="0.06cm" svg:x="19.524cm" svg:y="1.631cm" svg:viewBox="0 0 60 61" svg:d="M23 17c4 3 4 3 4 3v-3c2-4 7 0 7 3 3 4 3 4 3 6-10 13-10 13-10 13-4 0-4 0-8 0-2-3-7-3-2-7 0-2-5-2-5-2-2 2-6 6-12 17 0 0 0 2 4 2 0-2 0-2 0-2 6-4 8 0 13 0 2 2 41 14 41 14 2 0 2 0 2 0 0 0 0-5 0-7 0-5-17-30-19-37-4-8-4-10-4-10 0-4 0-4 0-4 0 0 0-3-3-3 0 3-11 13-11 17zM54 49c-25-6-25-6-25-6 12-13 12-13 12-13z">
          <text:p/>
        </draw:path>
        <draw:path draw:style-name="gr1" draw:text-style-name="P1" draw:layer="layout" svg:width="0.053cm" svg:height="0.053cm" svg:x="18.753cm" svg:y="1.367cm" svg:viewBox="0 0 54 54" svg:d="M15 47c-2 0-2 0-6 0-2-2-2-6-2-8 0 0 0-4 0-6 0 0 25 0 29 0 10 0 10 0 14 6 0 2 4 2 4 0 0-6 0-17 0-23-4 0-4 0-4 0v2c0 4-4 4-12 4-6 0-31 0-31 0 0-4 0-6 0-12 0-2 2-6 6-6 2 0 2 0 2 0 0-4 0-4 0-4-2 0-13 0-13 0-2 22-2 33-2 52 2 0 13 2 13 2 2-2 2-2 2-7z">
          <text:p/>
        </draw:path>
        <draw:path draw:style-name="gr1" draw:text-style-name="P1" draw:layer="layout" svg:width="0.059cm" svg:height="0.059cm" svg:x="18.753cm" svg:y="1.418cm" svg:viewBox="0 0 60 60" svg:d="M56 41c0-4-2 0-2 0v2c0 4-4 4-8 0-2 0-8 0-8 0 0-2-2-18-2-20 2 0 2 0 8-4 2 0 6-2 6 4 4 0 4 0 6 0-2-4-2-11-2-23-4 0-4 0-4 0 0 2 0 2 0 2 0 8-6 8-12 10-2 0-36 18-38 18v2c0 0 2 5 2 9 5 0 34 6 42 8 10 5 10 5 10 7 2 0 2 4 2 4 0 0 4 0 4-4 0 0-4-13-4-15zM13 37c19-12 19-12 19-12 4 16 4 16 4 16z">
          <text:p/>
        </draw:path>
        <draw:path draw:style-name="gr1" draw:text-style-name="P1" draw:layer="layout" svg:width="0.06cm" svg:height="0.059cm" svg:x="18.829cm" svg:y="1.623cm" svg:viewBox="0 0 61 60" svg:d="M52 15c-2-7-8-13-19-13-6-5-14 0-20 2-6 4-11 11-13 21 0 7 0 13 7 19 8 18 26 20 39 11 6-4 10-11 15-17 0-6 0-17-9-23zM39 44c-6 7-12 7-20 7-4 0-6-4-10-7 0-4-2-10 0-12 0-7 4-15 14-17 10-7 21-7 27 2 6 11 0 21-11 27z">
          <text:p/>
        </draw:path>
        <draw:path draw:style-name="gr1" draw:text-style-name="P1" draw:layer="layout" svg:width="0.066cm" svg:height="0.07cm" svg:x="18.912cm" svg:y="1.71cm" svg:viewBox="0 0 67 71" svg:d="M67 27c0 0 0 2-5 2-2-2-6-2-12 5-5 6-11 12-13 20-5 4-7 6 0 10 0 2 0 2-5 7-7-7-19-17-32-31 0-4 2-11 6-11 2 0 2 0 2 0 0 5 0 5 0 7 0 0-2 4 0 6 5 4 11 10 11 12 2 0 2 0 2 0 4-2 11-14 11-14 0-4-11-11-11-11 0-2 0-2 4-2 0 0 12 7 12 9 6-9 6-9 6-9 7-6 2-6 0-10 0-5-4-5-4-5-2-2-7-2-14 0h-4c0 0-2 0-2-2 2 0 11-10 13-10 11 6 20 17 35 27z">
          <text:p/>
        </draw:path>
        <draw:path draw:style-name="gr1" draw:text-style-name="P1" draw:layer="layout" svg:width="0.069cm" svg:height="0.088cm" svg:x="18.762cm" svg:y="1.478cm" svg:viewBox="0 0 70 89" svg:d="M60 55c0 0 4-2 4 0 4 6 6 11 6 19h-2v-2c-4 0-4-4-10 0-7 0-24 2-24 2-7 0-13 4-11 6 0 5 0 5 0 5-2 4-2 4-2 4-4-11-4-15-7-21 3-2 3-2 7-7 6-2 19-12 24-20-5 0-28-4-28-4-3-2-11-2-13-2 0-4-4-13-4-19 4 0 4 0 4 0 0 2 0 2 0 2 2 4 2 4 10 4 7-4 15-6 22-10 9-2 11-2 11-7 0-4 0-4 0-4 0 0 4-2 4 0 3 11 3 17 7 23 0 0-4 0-7 0 0-6 0-6-11-2-6 2-23 7-26 9 7 0 22 4 31 4 9 2 13 2 15 2 0 4 0 4 0 4 0 0-6 6-9 12-6 2-22 15-24 19 7-4 20-6 24-6 7 0 13-5 9-7z">
          <text:p/>
        </draw:path>
        <draw:path draw:style-name="gr1" draw:text-style-name="P1" draw:layer="layout" svg:width="0.064cm" svg:height="0.074cm" svg:x="19.604cm" svg:y="1.488cm" svg:viewBox="0 0 65 75" svg:d="M15 0c2 0 2 0 2 0 0 2 0 2 0 2 0 4 5 6 12 6 6 4 17 4 19 4 8 2 10 2 14 0 0-4 0-4 0-4 3 0 3 0 3 0 0 4 0 13-3 17v2h-4c-2 0-36 22-43 22 7 2 20 7 24 9 7 0 9 4 9-2 4-5 4-5 4-5 0 0 4 0 4 5-4 6-8 12-8 19-2 0-2 0-2-5 0-2 0-6-11-8-2 0-31-11-33-13 0 0-4 0 0-4 7-2 50-24 54-26-8 0-23-5-27-5-12-2-14-2-14 5-4 2-4 0-4 0 0-5 4-17 4-19z">
          <text:p/>
        </draw:path>
        <draw:path draw:style-name="gr1" draw:text-style-name="P1" draw:layer="layout" svg:width="0.064cm" svg:height="0.076cm" svg:x="18.755cm" svg:y="1.295cm" svg:viewBox="0 0 65 77" svg:d="M5 43c0 0 2 4 8 9 0 0 23 12 30 15 4 4 4 6 4 6 0 4 0 4 0 4 5 0 5 0 5 0 2-4 2-10 2-17 0-2-2-2-2-2 0 2 0 2-5 2 0 4 0 4-4 0 0 0-7-2-9-6 0 0 2-13 2-17 0 4 7 4 11 4 5 0 5 2 5 2 0 4 0 4 0 4 0 5 2 5 2 0 4-13 7-24 11-41-7-2-13-6-13-6-5 0-5 4-5 4 5 2 5 2 5 2 6 4 6 7 6 11-4 4-4 4-4 6 0 7-2 7-7 7-6 0-11 0-13 0 2-17 2-17 2-17-2 0-2 0-2 0-4 14-4 14-4 14-2 0-17 0-19 0v-4c0 0 0-2 2-10 0-3 4-7 4-7 4 0 4 0 7 0 4-2 0-2 0-6-3 0-11 0-13 0-4 13-4 21-6 30 0 7 0 11-5 13 0 0 0 4 5 0zM7 37c4 0 4 0 4 0 2 0 17 0 19 0 0 4 0 15 0 17-6-2-19-13-19-13-4 0-4 0-4-4z">
          <text:p/>
        </draw:path>
        <draw:path draw:style-name="gr1" draw:text-style-name="P1" draw:layer="layout" svg:width="0.07cm" svg:height="0.083cm" svg:x="19.411cm" svg:y="1.722cm" svg:viewBox="0 0 71 84" svg:d="M71 61c0-2-4-7-4-9 0-4-6-30-6-37 0-4 0-6 4-6v-4c0 0 0-5-4-5 0 5-7 9-13 15 0 0 0 2 2 2l4-2v2c5 5 5 11 5 13 0 0-15 9-15 12 0 0-2-8-7-12-2-2 0-6 0-6 5 0 5 0 5 0 0-2 0-2-5-2-8 6-19 12-37 20 5 6 7 12 7 17 5-5 5-5 5-5 0-2 0-2 0-2 0-6 0-10 2-10 4-3 4-3 7-3 4-5 8-5 10 3 4 0 6 6 6 6 0 0-8 6-12 6 4 5 4 5 4 7 2-2 8-7 13-9 2 2 8 13 12 13 0 4 0 4-4 4 0 0-2 2-6 7-7 2-9 0-9 0-4 0-4-5-4-5-2 0-6 0-6 5 4 2 6 6 10 8 9-6 15-8 26-15 6-4 6-4 10-8zM65 61c-4 0-4 0-4 0-2-2-11-13-13-15 2-4 11-7 13-12 0 8 4 25 4 25 0 2 0 2 0 2z">
          <text:p/>
        </draw:path>
        <draw:path draw:style-name="gr1" draw:text-style-name="P1" draw:layer="layout" svg:width="0.062cm" svg:height="0.076cm" svg:x="18.797cm" svg:y="1.555cm" svg:viewBox="0 0 63 77" svg:d="M11 56c12-2 24-12 31-12 6-3 6-7 6-11 0 0 0-2-2-2 2 0 2-4 6-4 3 6 7 17 11 23-4 4-4 4-4 4 0-4 0-4 0-4-4-2-7-2-13 0-6 4-17 11-21 11-7 6-7 6-7 10 0 2 0 2 0 2 0 0 0 4-3 4-4-10-10-21-10-23-4-4-4-4-4-6-2-7-2-17 8-21 6-2 14 0 16 4 4-4 8-11 8-17 2-2 2-6 2-12v-2c5 0 5 0 5 0 0 0 2 8 6 14-4 6-13 23-13 27-4 0-4 0-4 0 0-4-4-8-6-8-8 0-8 4-12 4 0 0-2 4-2 7-4 0 0 6 0 6 0 4 0 4 2 6z">
          <text:p/>
        </draw:path>
        <draw:path draw:style-name="gr1" draw:text-style-name="P1" draw:layer="layout" svg:width="0.058cm" svg:height="0.077cm" svg:x="18.971cm" svg:y="1.739cm" svg:viewBox="0 0 59 78" svg:d="M22 65c5-11 13-24 13-29 7-8 7-8 4-12-4 0-4 0-4-2 0 0 0-5 4-5 3 5 14 11 20 13 0 4 0 4 0 4-2 0-2 0-2 0-4-4-6 0-10 7-5 6-12 18-12 20-2 6-2 10 0 10 0 4 0 4 0 4 0 3 0 3 0 3-8-3-19-11-21-13 0 0-4 0-6-4-5-2-11-9-5-20 5-7 11-7 17-7-4-4-4-10-4-17-2-6-2-10-2-10-4 0-4 0-4-2 0 0 0-5 4-5 0 0 6 7 13 11 0 2 2 25 2 30-2 0-2 0-2 0-5 0-7-5-11 0-2 0-2 2-6 6 0 0 0 5 0 7 0 5 4 7 6 7 4 4 4 4 4 4 2 0 2 0 2 0z">
          <text:p/>
        </draw:path>
        <draw:path draw:style-name="gr1" draw:text-style-name="P1" draw:layer="layout" svg:width="0.054cm" svg:height="0.06cm" svg:x="18.798cm" svg:y="1.176cm" svg:viewBox="0 0 55 61" svg:d="M47 59c0-5 7-17-2-29-12-6-22 5-28 14-3-2-13-14-17-18 0 0 8-21 8-26 2 5 6 5 9 7-3 4-7 19-9 23 2 0 6 5 6 5 3-5 7-18 19-18 18 0 29 20 18 44 0 0-4 0-4-2z">
          <text:p/>
        </draw:path>
        <draw:path draw:style-name="gr1" draw:text-style-name="P1" draw:layer="layout" svg:width="0.051cm" svg:height="0.053cm" svg:x="18.824cm" svg:y="1.14cm" svg:viewBox="0 0 52 54" svg:d="M1 26c0-2-4-9 4-19 0-4 2-7 9-7 4 0 11 3 11 13 3-2 7-6 13-2 0 0 13 0 13 20 4 11-2 19-7 23-6 0-12-6-6-10 4 0 6 0 6 0 5-2 5-14-2-20-4-5-10-7-17 0 0 2 0 2 0 9-5 4-7 4-7 0 0-2 2-9 0-16 0-6-6-10-11-6-2 6-2 13 0 13-2 2-6 2-6 2z">
          <text:p/>
        </draw:path>
        <draw:path draw:style-name="gr1" draw:text-style-name="P1" draw:layer="layout" svg:width="0.075cm" svg:height="0.091cm" svg:x="19.431cm" svg:y="0.867cm" svg:viewBox="0 0 76 92" svg:d="M0 74c0-2 0-6 4-6s4 0 4 0c6 4 8 4 15-8 4-11 10-28 15-34 2-7 8-13 2-15-2-4-2-4-2-4-5 0 0-7 0-7 14 7 29 13 37 19 2 0 0 7-5 7 0 0 0-2-3-2-6-5-10 2-15 12-6 9-12 24-14 30-9 8-9 13 0 19l2 5c-2 2-2 2-2 2-11-2-28-13-38-18z">
          <text:p/>
        </draw:path>
        <draw:path draw:style-name="gr1" draw:text-style-name="P1" draw:layer="layout" svg:width="0.088cm" svg:height="0.088cm" svg:x="19.577cm" svg:y="0.988cm" svg:viewBox="0 0 89 89" svg:d="M0 58c5 0 5-4 7-4 4 0 4 0 4 0 6 6 6 6 19-2 7-9 19-21 23-23 7-9 13-11 7-22 0-2 2-7 2-7 11 12 21 24 27 31 0 4-4 6-4 6-2-2-2-2-2-2-8-6-10 0-17 2-10 11-23 21-25 23-11 11-15 13-9 21v3c-2 5-2 5-2 5-6-8-19-22-30-31z">
          <text:p/>
        </draw:path>
        <draw:path draw:style-name="gr1" draw:text-style-name="P1" draw:layer="layout" svg:width="0.089cm" svg:height="0.085cm" svg:x="19.591cm" svg:y="1.714cm" svg:viewBox="0 0 90 86" svg:d="M28 0c2 0 2 2 6 2-4 4-4 4-4 4-2 8-2 12 6 20 9 7 24 17 28 24 6 4 14 10 20 4 0 0 0-4 4-4 2 4 2 4 2 4-8 13-20 25-26 32 0 0-4-2-4-7 8-10 0-12-7-19-8-6-19-17-25-23-11-6-13-11-17-4-4 0-4 4-4 4-2 0-7-4-7-6 7-7 22-22 28-31z">
          <text:p/>
        </draw:path>
        <draw:path draw:style-name="gr1" draw:text-style-name="P1" draw:layer="layout" svg:width="0.045cm" svg:height="0.082cm" svg:x="19.178cm" svg:y="1.911cm" svg:viewBox="0 0 46 83" svg:d="M46 0c0 4 0 6 0 6-2 0-2 0-6 0-7 4-7 4-11 18 0 11 0 30 0 36s0 17 11 17h4c0 4 0 6 0 6-17 0-31 0-41 0-4 0-4-6 0-6h2c8 0 8-11 8-17 3-13 3-30 3-36 0-14 0-18-11-18h-2c0-2 0-6 0-6 10 0 30 0 43 0z">
          <text:p/>
        </draw:path>
        <draw:path draw:style-name="gr1" draw:text-style-name="P1" draw:layer="layout" svg:width="0.085cm" svg:height="0.089cm" svg:x="18.812cm" svg:y="1.773cm" svg:viewBox="0 0 86 90" svg:d="M86 26c0 4-2 4-2 7-4-3-4-3-4-3-7-4-11-4-19 7-7 7-18 19-25 26-4 8-10 14-4 21h4c0 2-4 6-6 6-11-10-23-19-30-27 0-2 3-7 7-7 0 5 0 5 0 5 10 6 12 0 19-7 6-10 17-21 24-28 6-9 11-13 4-19l-4-5c0 0 4-2 6-2 7 7 22 19 30 26z">
          <text:p/>
        </draw:path>
        <draw:path draw:style-name="gr1" draw:text-style-name="P1" draw:layer="layout" svg:width="0.093cm" svg:height="0.07cm" svg:x="18.656cm" svg:y="1.172cm" svg:viewBox="0 0 94 71" svg:d="M76 71c0 0-2 0-6-2 4-4 4-4 4-4 0-7 0-11-15-13-8-4-25-11-32-13-6-5-17-9-19 2v5c-4 0-8-5-8-5 4-18 10-30 15-41 2 0 6 4 6 4 0 5 0 5 0 5-4 8 2 12 13 14 10 5 23 11 29 11 13 7 17 7 19 0 6-4 6-4 6-4 0-2 4 0 6 4-2 7-14 29-18 37z">
          <text:p/>
        </draw:path>
        <draw:path draw:style-name="gr1" draw:text-style-name="P1" draw:layer="layout" svg:width="0.093cm" svg:height="0.106cm" svg:x="19.621cm" svg:y="1.047cm" svg:viewBox="0 0 94 107" svg:d="M38 107c-15-23-32-46-38-56 0-4 4-4 6-4h5c4 6 6 6 17-4 10-3 24-13 30-15 7-7 13-11 11-17-4-4-4-4-4-4 0-3 4-7 6-7 10 13 17 28 23 34 0 2-4 6-6 6 0-4 0-4-4-4-3-6-9-2-15 4-11 7-22 13-31 21-10 6-15 6-10 12 0 4 2 9 6 11 0 0 4 6 6 6 4 4 12 4 14 4 0 0 4-4 6-4 0 0 5 4 5 7-7 4-18 8-27 10z">
          <text:p/>
        </draw:path>
        <draw:path draw:style-name="gr1" draw:text-style-name="P1" draw:layer="layout" svg:width="0.091cm" svg:height="0.096cm" svg:x="19.672cm" svg:y="1.14cm" svg:viewBox="0 0 92 97" svg:d="M25 97c-8-24-23-50-25-61 0-4 2-4 6-4 0 4 0 4 0 4 7 7 7 7 19 0 12-4 29-12 35-12 6-5 13-7 11-17v-4c0 0 2-3 6-3 6 17 13 30 15 36 0 5-2 5-7 5v-5c-6-6-12-4-19 0-12 7-23 11-33 14-10 6-14 6-10 13 0 4 0 8 0 10 2 5 6 7 10 11 4 2 6 2 10 2 0 0 4 0 6 0 0 0 5 4 0 9-2 2-12 2-24 2z">
          <text:p/>
        </draw:path>
        <draw:path draw:style-name="gr1" draw:text-style-name="P1" draw:layer="layout" svg:width="0.073cm" svg:height="0.088cm" svg:x="19.356cm" svg:y="0.838cm" svg:viewBox="0 0 74 89" svg:d="M0 73c0-9 0-17 3-24 0 0 6 0 6 5 0 6-2 19 13 25 10 4 17-2 21-6 2-9-4-17-11-24-17-12-17-23-17-29 0-9 11-27 39-17 13 4 15 10 19 10 3 5 0 17-4 19-2 0-2 0-6 0 0-2 4-14-9-19-15-6-22 0-22 7 0 4 4 6 13 21 9 6 18 15 16 32-7 12-22 22-39 12-15-6-22-12-22-12z">
          <text:p/>
        </draw:path>
        <draw:path draw:style-name="gr1" draw:text-style-name="P1" draw:layer="layout" svg:width="0.061cm" svg:height="0.088cm" svg:x="19.252cm" svg:y="1.905cm" svg:viewBox="0 0 62 89" svg:d="M53 4c5 6 5 17 7 19-2 4-7 4-9 4-5-6-9-21-24-17-10 0-15 6-15 13 0 6 9 10 22 17 19 2 24 10 26 17 4 8 4 30-24 32-13 0-19 0-26 0 0-2-4-18-4-20 0-4 4-4 6-4 0 4 5 18 22 16 12 0 12-12 12-16-4-6-6-6-19-13-15-2-27-6-27-23-2-13 6-25 27-29 15 0 26 4 26 4z">
          <text:p/>
        </draw:path>
        <draw:path draw:style-name="gr1" draw:text-style-name="P1" draw:layer="layout" svg:width="0.093cm" svg:height="0.08cm" svg:x="18.749cm" svg:y="1.717cm" svg:viewBox="0 0 94 81" svg:d="M94 35c-4 9-12 11-14 15-4 0-4 0-8-4 4-7 16-17 4-30-6-6-17-6-19-2-8 6-8 13-4 25 6 17 4 27 0 31-6 11-23 19-40-4-9-10-9-14-13-20 0 0 11-11 13-13 4 0 4 2 4 6 0 0-11 11 0 19 10 16 17 8 19 6 6-6 4-8 0-25-2-10-6-23 4-34 13-8 30-8 40 5 14 12 14 25 14 25z">
          <text:p/>
        </draw:path>
        <draw:path draw:style-name="gr1" draw:text-style-name="P1" draw:layer="layout" svg:width="0.076cm" svg:height="0.094cm" svg:x="18.925cm" svg:y="0.869cm" svg:viewBox="0 0 77 95" svg:d="M39 95c-3 0-3-5-3-7 0 0 3 0 3-4 8-4 8-6 0-19-8-6-14-23-16-30-4-6-6-12-17-10h-4c-2-2-2-2-2-2 12-12 25-18 36-23 3 0 3 5 3 9-3 0-3 0-3 0-7 7-5 14 0 20 7 8 13 23 18 30 6 12 6 14 12 12 4 0 4 0 7-4 0 4 4 6 4 6-11 7-28 15-38 22z">
          <text:p/>
        </draw:path>
        <draw:path draw:style-name="gr1" draw:text-style-name="P1" draw:layer="layout" svg:width="0.07cm" svg:height="0.095cm" svg:x="19.005cm" svg:y="0.833cm" svg:viewBox="0 0 71 96" svg:d="M22 95c-4-7-6-13-10-17 0-2 4-7 6-2 6 2 11 14 28 8 8-2 12-8 8-15 0-8-8-11-21-11-17-5-23-7-31-13-4-9-6-28 20-38 11-2 19-2 24-7 0 5 6 15 6 22 0 2-4 2-6 2 0-2-7-13-22-9-12 2-12 13-8 15 2 6 6 6 23 11 9 0 21 0 28 17 9 13-2 26-19 32-15 9-26 5-26 5z">
          <text:p/>
        </draw:path>
        <draw:path draw:style-name="gr1" draw:text-style-name="P1" draw:layer="layout" svg:width="0.077cm" svg:height="0.091cm" svg:x="18.853cm" svg:y="0.914cm" svg:viewBox="0 0 78 92" svg:d="M38 92c-7-4-11-11-13-13 0-4 2-6 6-6 7 2 13 13 29 2 8-6 8-13 6-17-4-8-16-8-28-6-17 4-26 4-30-2-6-7-17-25 6-42 11-6 17-8 22-8 2 0 8 8 12 13 0 2-4 2-6 2 0 0-11-9-21 0-13 8-9 15-7 17 5 6 11 6 24 4 12-4 28-6 37 7 6 13 4 30-9 38-18 11-28 11-28 11z">
          <text:p/>
        </draw:path>
        <draw:path draw:style-name="gr1" draw:text-style-name="P1" draw:layer="layout" svg:width="0.116cm" svg:height="0.129cm" svg:x="19.64cm" svg:y="1.608cm" svg:viewBox="0 0 117 130" svg:d="M41 0c5 0 9 0 9 2 0 0 0 6-4 6 0 6 4 10 12 16 11 3 23 9 34 13 6 4 13 7 17 0 0 0 2 0 2-4 4 0 4 0 6 4-2 4-6 17-8 23-4 0-4 0-4 3 0 0-2 0-7 0-4 0-65 14-72 16 7 5 26 17 30 22 9 6 13 8 19 2 0-2 4-2 4-7 2 0 2 5 7 7-7 10-17 21-21 27-3 0-7 0-7-4 4-2 4-2 4-2 3-9 0-9-10-17-11-4-48-30-50-30 0-4-4-6 0-6 13-4 86-21 92-23-6 0-32-15-38-17-15-7-17-7-21 0 0 2 0 2 0 2-2 0-6 0-6-2 4-7 10-23 12-31z">
          <text:p/>
        </draw:path>
        <draw:path draw:style-name="gr1" draw:text-style-name="P1" draw:layer="layout" svg:width="0.1cm" svg:height="0.117cm" svg:x="18.626cm" svg:y="1.244cm" svg:viewBox="0 0 101 118" svg:d="M84 118c-2 0-7 0-7 0 0-3 0-3 0-7 0-6-2-6-17-8-8 0-26-5-32-5-11 0-17-4-21 7v4c-3 0-7 0-7 0 0-6 0-22 4-28v-3c0 0 3 0 7-4 4 0 58-34 64-40-6 0-29-6-36-6-11-2-18-2-18 4 0 2-4 2-4 2 0 4-2 4-6 0 4-13 6-25 10-32 0-4 2 0 7 0 0 2-5 2-5 7 0 2 5 6 18 10 11 2 53 13 58 13 2 2 2 2 2 6-13 7-78 49-80 49 2 5 33 5 39 7 15 0 17-2 22-7 0-2 0-2 0-6 2 0 6 0 6 4 0 7-4 26-4 33z">
          <text:p/>
        </draw:path>
        <draw:path draw:style-name="gr1" draw:text-style-name="P1" draw:layer="layout" svg:width="0.12cm" svg:height="0.133cm" svg:x="18.747cm" svg:y="0.965cm" svg:viewBox="0 0 121 134" svg:d="M66 134c-4 0-6-4-6-4 0-4 0-4 2-4 4-7 0-9-10-19-9-7-20-13-27-20-10-6-12-10-19-6 0 2 0 2 0 2-4 0-6 0-6-2 2-4 8-15 13-21 2 0 2 0 2-2 4 0 4 0 10 0 0 0 65 2 73 2-6-6-19-23-25-25-7-12-11-14-17-8-4 0-4 2-4 2-2 0-7-2-7-6 11-6 21-17 28-23 0 0 2 4 2 6h-2c-4 6-4 11 6 21 6 8 40 39 42 44 0 0 0 4-2 4-14 0-90 0-94 0 4 2 25 21 35 25 9 11 13 11 15 7 4-3 4-3 4-3 4 0 6 0 6 3-6 6-16 19-19 27z">
          <text:p/>
        </draw:path>
        <draw:path draw:style-name="gr1" draw:text-style-name="P1" draw:layer="layout" svg:width="0.116cm" svg:height="0.125cm" svg:x="18.66cm" svg:y="1.572cm" svg:viewBox="0 0 117 126" svg:d="M101 53c-5-4-7 0-7 0 0 2 0 2 0 6 2 7 0 7-10 13-5 4-12 4-14 7-21-41-21-41-21-41 6-2 10-2 15-6 13-2 15-2 20 4l4 2c0 0 2-2 6-2-6-10-15-27-17-36 0 0-7 0-7 2 0 0 0 5 2 5 0 6-2 8-13 12-6 4-23 11-34 13-8 4-14 6-19 0 0-2 0-2 0-2-2-4-6 0-6 0 4 8 6 23 13 36 4 2 6 0 6 0 0-4 0-4 0-4-2-9 4-9 15-17 0 0 6 0 8-2 22 40 22 40 22 40-5 2-11 2-15 6-7 2-13 6-15 0l-4-4c-5 0-7 4-7 4 7 9 13 24 19 37 0 0 7 0 7-4 0-2 0-2-2-2-5-7 2-11 12-17 5-5 20-12 31-18 13-6 13-6 19 0 0 4 0 4 0 4 4 0 8 0 8-4-8-9-14-26-16-32z">
          <text:p/>
        </draw:path>
        <draw:path draw:style-name="gr1" draw:text-style-name="P1" draw:layer="layout" svg:width="0.095cm" svg:height="0.1cm" svg:x="19.507cm" svg:y="0.922cm" svg:viewBox="0 0 96 101" svg:d="M58 90c-4 5-9 7-9 11-6-4-14-11-27-17-12-11-22-23-22-42 0-17 12-35 28-37 19-11 36 0 49 10s19 16 19 20c-4 7-6 13-13 19 0 0-4 0-4-2 0-4 4-10 4-15 0-6-4-12-12-20-7-6-30-12-47 14-18 28-2 40 4 47 2 0 2 2 7 2 2 4 6 4 8 0 0-2 4-2 4-7 7-2 7-6 0-8 0-4-4-4-4-6 0 0 4-5 6-5 11 7 22 17 28 24 2 0 0 6-4 6 0-4 0-4-2-4-5 0-5-2-11 4-2 4-2 6-2 6z">
          <text:p/>
        </draw:path>
        <draw:path draw:style-name="gr1" draw:text-style-name="P1" draw:layer="layout" svg:width="0.106cm" svg:height="0.106cm" svg:x="18.685cm" svg:y="1.075cm" svg:viewBox="0 0 107 107" svg:d="M76 107c0 0-5-5-7-5 0-4 0-4 2-4 0-6 0-8-12-15-12-6-20-14-31-17-6-6-13-10-17 0-2 0-2 0-2 0-4 0-9 0-9-4 9-13 22-37 39-62 6 2 12 8 20 12 0 0 0 3-6 7-2 0-2-4-6-4-2 0-8 0-13 8-4 2-10 14-10 16-2 4 0 4 0 6 4 0 21 11 23 11 16-19 16-19 16-19 0 0 2 2 6 2 0 0-16 21-16 23 16 7 16 7 16 7 13 8 13 4 19-3 0-4 4-6 4-6 3-6 3-15-4-21 0-2 0-2-4-2 0-4 4-7 8-7 3 3 15 13 15 15-8 17-23 40-31 62z">
          <text:p/>
        </draw:path>
        <draw:path draw:style-name="gr1" draw:text-style-name="P1" draw:layer="layout" svg:width="0.097cm" svg:height="0.106cm" svg:x="19.439cm" svg:y="1.828cm" svg:viewBox="0 0 98 107" svg:d="M60 0c2 5 2 5 2 5-2 2-2 2-2 2-6 5-6 9 0 22 7 8 13 23 19 29 5 11 7 13 13 11 4 0 4 0 4 0 2 0 2 2 2 6-12 7-36 24-61 32-4-2-6-13-11-17 0-2 5-6 7-6 0 4 4 4 4 6 2 4 6 4 13 4 6-4 17-10 19-10 4-2 0-2 0-6 0-3-9-20-13-24-19 15-19 15-19 15-4-4-4-4-4-8 21-13 21-13 21-13-9-13-9-13-9-13-6-13-8-10-19-6-4 2-4 2-6 2-6 6-6 11-6 17 0 4 0 6 0 6 0 4-6 4-8 4-4-4-6-16-6-23 16-10 37-19 60-35z">
          <text:p/>
        </draw:path>
        <draw:path draw:style-name="gr1" draw:text-style-name="P1" draw:layer="layout" svg:width="0.098cm" svg:height="0.098cm" svg:x="19.705cm" svg:y="1.223cm" svg:viewBox="0 0 99 99" svg:d="M22 67c24-17 28-17 45-30 7-4 9-4 13 0 0 4 0 4 0 4 2 2 6 0 6 0-4-15-6-27-10-41-2 0-7 0-7 2 0 5 0 5 0 5 0 7 0 11-10 17-2 2-56 36-56 36-4 0-4 0 0 2 0 0 2 9 6 11 19 4 54 10 67 10 10 3 12 7 12 11 0 2 0 2 0 2 5 4 9 4 11 0-2-10-6-23-6-34-5 0-7 0-7 0 0 5 0 5 0 5 0 6 0 10-10 6-17 0-37-2-54-6z">
          <text:p/>
        </draw:path>
        <draw:path draw:style-name="gr1" draw:text-style-name="P1" draw:layer="layout" svg:width="0.091cm" svg:height="0.097cm" svg:x="19.701cm" svg:y="1.526cm" svg:viewBox="0 0 92 98" svg:d="M14 31c30-2 34-2 53-2 11 0 13 0 13 7-2 4-2 4-2 4 2 2 6 2 6 2 2-13 6-25 8-40 0-2-2-2-6-2 0 2 0 2 0 6-2 6-6 6-15 6-8 0-67 5-71 5 0 2 0 2 0 2 0 0 0 10 0 12 18 15 44 34 50 46 11 6 13 8 11 13 0 2 0 2 0 2 0 4 2 8 6 4 4-11 6-24 11-31 0-4-5-4-7-4 0 4 0 4 0 4-4 4-4 7-15 0-12-10-29-23-42-34z">
          <text:p/>
        </draw:path>
        <draw:path draw:style-name="gr1" draw:text-style-name="P1" draw:layer="layout" svg:width="0.095cm" svg:height="0.103cm" svg:x="19.541cm" svg:y="1.782cm" svg:viewBox="0 0 96 104" svg:d="M12 22c24 13 26 17 47 25 6 5 8 7 6 11-4 4-4 4-4 4 0 2 4 6 4 6 9-10 20-21 31-29-4-4-4-4-4-4-3 0-3 4-7 4-4 2-6 2-18-4-2-3-57-35-57-35-4 0-4 0-4 0 0 0-4 10-6 15 6 20 17 49 23 62 2 11 0 15-4 17 0 0 0 4-2 4 0 2 2 6 6 6 6-6 15-16 21-21 4-2 0-6-2-6l-4 4c-2 0-7 2-9-6-4-17-10-36-17-53z">
          <text:p/>
        </draw:path>
        <draw:path draw:style-name="gr1" draw:text-style-name="P1" draw:layer="layout" svg:width="0.116cm" svg:height="0.094cm" svg:x="19.323cm" svg:y="1.875cm" svg:viewBox="0 0 117 95" svg:d="M86 81c-4-17-14-45-17-51-4-9-6-13-14-13-3 4-3 4-3 4-4-4-4-8-4-8 15-7 28-9 38-13 2 0 2 4 2 6-2 0-2 0-2 0-8 4-8 7-4 21 4 9 11 27 13 33 6 13 6 13 14 13 4-2 4-2 4-2 4 2 4 6 4 6-24 11-35 13-39 13-2 4-9 4-13 4-10 2-23 2-29-13-3-15 4-21 10-27-6-8-13-14-23-18-7-2-11-6-17-6-2 4-2 4-2 4-4-4-4-7-4-7 4-4 12-4 23-6 6 2 36 21 42 25-2 5-2 5-2 5-4 3-11 7-11 9 0 6 0 11 0 13 3 4 3 8 11 10 2 5 9 5 13 0 2 0 2 0 6-2 4 0 4 0 4 0z">
          <text:p/>
        </draw:path>
        <draw:path draw:style-name="gr1" draw:text-style-name="P1" draw:layer="layout" svg:width="0.087cm" svg:height="0.095cm" svg:x="18.99cm" svg:y="1.862cm" svg:viewBox="0 0 88 96" svg:d="M61 19c-6 4-6 7-6 7 0 4 0 0 6 4s2 4 0 10c-8 3-8 7-8 7-4 0-23-11-27-11 0-2 0-2 0-10 0-7 0-9 6-7 4 0 4-6 4-6-4-2-17-6-34-13-2 2-2 2-2 2 2 5 2 5 7 5 6 6 4 12 4 16 0 7-4 71-4 73 4 0 4 0 4 0 8 0 8 0 8 0 5-2 36-41 48-49 8-11 8-11 15-11 4 0 4 0 4 0 0 0 4-2 0-6-11-4-23-7-25-11zM24 78c0-35 0-35 0-35 23 10 23 10 23 10z">
          <text:p/>
        </draw:path>
        <draw:path draw:style-name="gr1" draw:text-style-name="P1" draw:layer="layout" svg:width="0.097cm" svg:height="0.09cm" svg:x="18.633cm" svg:y="1.466cm" svg:viewBox="0 0 98 91" svg:d="M92 61c-5-5-9 0-9 0 0 4 0 4 0 4 0 6 0 6-8 6-7 0-7 0-11-4 0-2-2-23-6-25 4-5 4-5 10-7 7-4 9-4 9 2 4 5 6 0 6 0 0-6-2-14-2-37-4 0-6 0-6 6v2c0 10-7 10-13 15-4 2-62 33-62 33v5c0 0 4 6 8 6 2 4 54 11 67 13 12 0 12 4 17 6 0 4 0 4 0 4 2 2 6 0 6-4 0-2-6-21-6-25zM21 65c32-21 32-21 32-21 5 23 5 23 5 23z">
          <text:p/>
        </draw:path>
        <draw:path draw:style-name="gr1" draw:text-style-name="P1" draw:layer="layout" svg:width="0.087cm" svg:height="0.119cm" svg:x="19.72cm" svg:y="1.346cm" svg:viewBox="0 0 88 120" svg:d="M11 37c0 0-4 0-6 0 0-18 0-25-5-35 5-2 7-2 7-2 0 2 0 2 0 6 4 2 4 6 18 6 10 3 34 3 36 3 10 0 21 0 21-9l-4-4c4 0 6-2 10 0 0 10 0 19 0 35-4 0-6 0-17 2-6 4-34 17-42 21 6 2 38 19 42 23 2 0 11 2 17 2 0 11 0 24-4 34 0 2-2 0-6 0 0-4 0-4 0-4 0-6 0-11-11-11-13 0-30 0-38 5-16 0-18 0-22 6v4c0 2-7 0-7 0 5-21 5-27 5-36 0-4 6-4 6 0 0 2 0 2 0 2 0 5 0 7 14 7 12 0 40 0 46 0-6-7-34-17-42-24-16-6-22-8-24-8 0-4 0-4 0-6 2 0 8-5 24-9 8-6 38-19 42-24-10 0-34 0-42 0-11 0-18 0-18 9z">
          <text:p/>
        </draw:path>
        <draw:path draw:style-name="gr1" draw:text-style-name="P1" draw:layer="layout" svg:width="0.089cm" svg:height="0.093cm" svg:x="19.062cm" svg:y="1.898cm" svg:viewBox="0 0 90 94" svg:d="M84 71c-4 2-4 6-8 6-4 2-8 7-14 2-3 0-7 0-13 0 0 0 10-38 10-48 3-13 7-17 13-17h4c0 0 0-2 0-7-10 0-29-3-38-7-2 0-2 7-2 7 2 0 2 0 2 0 9 5 9 7 9 22-4 6-11 48-11 48-6 0-13-4-17-4-6-2-6-8-6-8 0-5 0-7 0-7-4-4-6-4-6-4 0 4-5 19-7 23 32 11 49 13 80 17 0-4 6-21 10-21-4-2-6-2-6-2z">
          <text:p/>
        </draw:path>
        <draw:path draw:style-name="gr1" draw:text-style-name="P1" draw:layer="layout" svg:width="0.095cm" svg:height="0.102cm" svg:x="18.874cm" svg:y="1.826cm" svg:viewBox="0 0 96 103" svg:d="M77 80c0 4-2 6-6 6-2 4-12 4-14 0-4-2-6-2-11-6 0 0 23-36 29-44 6-13 6-13 13-10 2 0 2 0 2 0 4 0 8-3 4-7-11-2-23-12-35-19 0 0-2 2-2 7 0 0 2 0 2 2 10 4 4 8-2 17-4 6-23 45-23 45-7-4-11-8-13-8-6-3-6-9-4-13 0 0 0-2 0-6 0-6-2-6-2-6-5 6-11 18-15 22 27 20 40 26 69 43 2-2 14-17 14-17 0-2-2-6-6-6z">
          <text:p/>
        </draw:path>
        <draw:path draw:style-name="gr1" draw:text-style-name="P1" draw:layer="layout" svg:width="0.085cm" svg:height="0.077cm" svg:x="18.624cm" svg:y="1.377cm" svg:viewBox="0 0 86 78" svg:d="M77 31c0 4 0 4 0 4 0 7 0 9-16 13-2 0-12 0-14 0 0-24 0-24 0-24 0-2-5-2-7 0v24c-4 0-23 0-27 0s-4 0-4-4c0-2-3-9 0-16 0-15 16-17 21-17 2-4 2-6 0-11-7 0-24 5-30 5 0 30 0 49 2 73 0 0 4 0 7 0 0-5 0-5 0-5 0-8 8-8 16-8 7 0 22 0 34-4 18 0 20 4 20 10v2c5 0 7 0 7 0 0-12 0-29-2-42 0-3-5-3-7 0z">
          <text:p/>
        </draw:path>
        <draw:path draw:style-name="gr1" draw:text-style-name="P1" draw:layer="layout" svg:width="0.081cm" svg:height="0.23cm" svg:x="18.909cm" svg:y="1.011cm" svg:viewBox="0 0 82 231" svg:d="M70 11c-7 2-7 18-11 20 0 4 0 13 0 13 0 0-4 0-6 0-5 0-7-7-7-9 0-4 0-6 0-10 0 0 2 4 2 0 5 0 5-6 5-12 0-2 0-2-5-6-2 0-2 0-2 0 0-2 0-2 0-2 0 0 0-5-4-5 0 0-2 0-6 0-2 0-2 0-7 5v2c0 4 0 4 0 4-4 0-4 0-4 0 0 2 0 6 0 6 0 8 4 12 9 12 2 0 2 0 2 0 0 0 0 2 0 6 0 2 0 9-2 13h-5c-6-11-6-11-6-11-4-6-11-12-13-12-4 0-7 0-7 4-4 2-4 8 0 12 3 3 9 3 14 3 2 6 2 6 6 21 2 2 6 12 6 15 5 8 7 8 13 10 0 0 4 47 17 136 0 4 11 6 13 4 4 0 10-4 10-6-12-94-23-136-23-136 4 0 11-8 11-15 0-2 0-12 0-19 0-10 0-13 0-19 2 0 6-4 8-6 4-4 4-12 0-16-2 0-2-2-8-2z">
          <text:p/>
        </draw:path>
        <draw:path draw:style-name="gr1" draw:text-style-name="P1" draw:layer="layout" svg:width="0.053cm" svg:height="0.044cm" svg:x="18.966cm" svg:y="1.331cm" svg:viewBox="0 0 54 45" svg:d="M1 10c4 6 13 12 25 8 14-2 20-12 25-18 4 4 10 37-18 45-28 2-36-27-32-35z">
          <text:p/>
        </draw:path>
        <draw:path draw:style-name="gr1" draw:text-style-name="P1" draw:layer="layout" svg:width="0.083cm" svg:height="0.094cm" svg:x="18.944cm" svg:y="1.24cm" svg:viewBox="0 0 84 95" svg:d="M83 45c0-2-4-2-6-6 2 0 2 0 2-2 4-4 4-6 0-13 0-4-2-4-6-9v-2c4-5 0-7 0-11-5-2-17-2-17-2-2 6-9 8-15 13-11 0-17 0-24-5-5-2-7-2-11-2-2 2-6 9-6 18 0 7 6 9 6 13 0 2-2 6-2 13 2 4 6 6 6 10 2 2 0 2 0 9 0 4 7 8 7 10 0 4 0 7 2 11 5 2 5 2 11 2 7 4 19 4 32-2 6-4 15-7 17-13 4-8 0-11 0-15 0-2 4-2 4-6 2-2 0-11 0-11zM54 66c0 3-5 0-5 0 0 3 0 7 0 7 0 0-6 4-6 0-2 0-2-4-2-4 0 0-4 0-6 0 0 0-5-7 0-9 2 0 2 0 2 0 0-4 0-4 0-6 6 0 6 0 6 0 4 0 4 2 4 6 0 0 2-4 7 0 0 0 2 6 0 6z">
          <text:p/>
        </draw:path>
        <draw:path draw:style-name="gr1" draw:text-style-name="P1" draw:layer="layout" svg:width="0.138cm" svg:height="0.313cm" svg:x="19.003cm" svg:y="1.016cm" svg:viewBox="0 0 139 314" svg:d="M130 38c0-13 6-26 9-32 0-4-3-6-7-6 0 0-69 14-128 52-10 9 0 33 7 52 25 62 55 53 65 100 2 17 17 76 19 82 7 17 20 28 37 28-2-81-13-201-2-276zM53 89c0 7-6 24-13 24-4 0-10-21-6-28 0-7 0-7 0-11 2 0 6 9 6 18 2 0 2 0 2 0 5-9 7-14 11-14 0 0 2 7 0 11zM78 38c0-7 4-7 4-7 3 0 3 7 3 13 4 0 4 0 4 0 4-6 6-9 10-9 0 3 0 7 0 9-4 8-14 21-17 21-4-4-6-21-4-27zM102 128c-3 8-13 27-17 23-7 0-7-23-7-30 0-6 4-6 4-6 3 0 3 6 3 17 8 0 8 0 8 0 2-11 9-13 9-13 4 0 4 6 0 9z">
          <text:p/>
        </draw:path>
        <draw:path draw:style-name="gr1" draw:text-style-name="P1" draw:layer="layout" svg:width="0.144cm" svg:height="0.313cm" svg:x="19.295cm" svg:y="1.016cm" svg:viewBox="0 0 145 314" svg:d="M141 55c-64-41-132-55-137-55-4 6-4 6-4 6 4 6 11 19 11 32 6 75 0 195-2 276 14 0 29-11 35-28 3-6 13-65 20-82 11-36 58-53 70-96 7-19 17-47 7-53zM38 35c2 0 6 3 9 9 6 0 6 0 6 0-2-6 0-13 0-13 4 0 4 0 4 7 4 6 4 23-4 27-2 0-13-13-13-21-2-2-2-6-2-9zM53 166c-2 2-13-17-15-24 0-6 0-10 0-10 2-4 6 0 9 12 6 0 6 0 6 0 0-12 4-19 4-19 4 0 4 3 4 11 3 6 0 30-8 30zM105 115c-7 0-13-17-13-23-4-7 0-9 0-9 2 0 6 2 9 13 4 0 4 0 4 0 0-11 2-18 2-18 4 0 4 5 4 11 4 7-4 26-6 26z">
          <text:p/>
        </draw:path>
        <draw:path draw:style-name="gr1" draw:text-style-name="P1" draw:layer="layout" svg:width="0.044cm" svg:height="0.049cm" svg:x="19.234cm" svg:y="0.914cm" svg:viewBox="0 0 45 50" svg:d="M37 19c0 0 0-13-11-17 0-2 0-2 0-2 0 0 11 0 17 2 0 4 0 4 0 4 6 20-6 31-6 44-13-11-27-11-27-11-10-20-10-20-10-20 0 0 2 0 10-4 10 0 20 0 27 4z">
          <text:p/>
        </draw:path>
        <draw:path draw:style-name="gr1" draw:text-style-name="P1" draw:layer="layout" svg:width="0.176cm" svg:height="0.076cm" svg:x="19.128cm" svg:y="0.802cm" svg:viewBox="0 0 177 77" svg:d="M90 65c-24 0-47 0-65 12-2-10-8-39-15-48-4-4-8-6-8-6-3-4-3-4 0-4 0-2 4-2 8-2 3 2 3 2 3 6 4 0 4 0 4 0 0-4 0-4 0-4 0-2 2-2 6 0 2 4 2 4 2 6 0 0 0 4 0 6-2 0-2 0-6-2 0 2 0 2 0 2 4 5 10 7 18 7 10 0 13-7 13-13-3 0-3 0-3 0 0 0 0 4-4 4 0 0-2 0-2-6-4-4-4-4-4-6 4 0 4 0 6 0h4c-6-5-6-9-6-9 0-2 0-2 6-6 7 0 7 4 9 4 0 2 0 6-2 6 0 5 0 5 0 5 0-5 0-5 2-5 4 0 8 0 8 7 0 4-4 6-4 6-4 0-4 0-4 0-2 0-2 0-2 0 2 6 10 11 19 11 6 0 12-7 12-17h-2c0 0 0 4-4 4-2 0-2-4-6-6 0-5 4-9 4-9 2 0 6 0 6 0 0-2-4-2-4-6 0 0 4-2 11-2 4 0 6 2 6 2 0 4 0 4-2 6 2 0 2 0 2 0 4 0 4 0 4 0 2 0 2 4 2 9 0 2-2 6-6 6-2-4-2-4-2-4 0 10 6 17 13 17 10 0 12-5 17-11-5 0-5 0-5 0-2 0-6-2-2-6 0-7 2-7 2-7 5 0 5 0 5 0l2 5v-5c-2 0-2-4-2-6 0 0 2-4 8-4 4 4 6 4 6 6 0 0-2 4-6 9 4 0 6 0 6 0 0 2 0 2 0 6-2 6-6 6-6 6-2-4-2-4-2-4 0 6 0 13 8 13 9 0 15-2 17-7 0-2 0-2 0-2 0 2-2 2-2 2-4-2-4-6-4-6 4-2 4-2 4-6 7-2 7-2 9 0 0 4 0 4 0 4 0-4 4-4 6-6 4 0 4 0 9 2v4c0 0-9 2-9 6-8 9-15 38-15 48-17-12-40-12-63-12z">
          <text:p/>
        </draw:path>
        <draw:path draw:style-name="gr1" draw:text-style-name="P1" draw:layer="layout" svg:width="0.123cm" svg:height="0.119cm" svg:x="19.156cm" svg:y="0.88cm" svg:viewBox="0 0 124 120" svg:d="M45 109c6 0 12-8 12-8 6 0 6 0 6 0 0 0 4 8 10 8 24 4 43 6 49 11 4-7 4-17-11-28-2 0-14-6-38-6-10 15-24-2-37 4 2-6 9-13 15-13 0 0 4 2 6 2 6 0 16 0 16-2 0-4-6-46-6-46 0 0 19-11 36-11s19 11 19 11c6-33-32-31-59-31-77 0-56 14-56 41 0 7-11 13 0 38 2 5 2 7 6 13-11 9-15 17-11 28 11-7 30-11 43-11zM55 31c-4 12-4 23-4 23 0 0-6 0-13-4-16 0-25 0-25 0 2-2 2-13 15-13 0-2 0-2 0-2-15-4-15-4-15-4 9-24 38-2 42 0z">
          <text:p/>
        </draw:path>
        <draw:path draw:style-name="gr1" draw:text-style-name="P1" draw:layer="layout" svg:width="0.128cm" svg:height="0.113cm" svg:x="19.153cm" svg:y="1cm" svg:viewBox="0 0 129 114" svg:d="M118 4c-37-6-73-6-109 2-9 28-15 81 0 98 2 3 21 13 42 7 6-4 6-28 6-36 0-18 2-22 2-22 9 0 9 0 9 0 2 4 2 54 8 58 18 6 46 0 48-7 11-14 0-83-6-100zM64 27c-19 0-24-4-24-12 0 0 5 2 24 2 17 0 19-2 19-2 0 8-2 12-19 12z">
          <text:p/>
        </draw:path>
        <draw:path draw:style-name="gr1" draw:text-style-name="P1" draw:layer="layout" svg:width="0.423cm" svg:height="0.139cm" svg:x="19.005cm" svg:y="1.365cm" svg:viewBox="0 0 424 140" svg:d="M213 128c-56 0-126 6-152 12-4-14-21-56-42-79-4-2-15-13-17-15 0 0-4-4 0-8 2 0 9 0 17 0 6 0 13 4 13 15 2 0 2 0 2 0 0-5 0-11 0-15 4 0 11-2 21 4 2 6 6 11 6 13 3 6 3 10 0 12-4 0-10 0-12 0 0 5 0 5 0 5 6 6 21 17 38 12 23-2 27-12 27-25h-4c0 0-2 2-6 2 0 0-11 0-13-8-6-7-4-15-4-15 4-2 6-6 17-2h4c-15-4-15-13-15-17 0-2 0-9 15-9 15-4 21 2 21 7 0 2 0 8-6 15h4c2-3 2-3 2-3 4 0 9-4 9-4 2 0 8 4 12 13 0 15-6 17-10 17-2 0-7 0-11 0h-2c11 17 23 23 42 23 19-2 35-13 35-32-4 0-6 2-16 2-2 0-8-2-12-12 0-11 4-13 6-17 6 0 16 4 16 4 2 0 2 0 2 0-2-6-7-11-7-13 0-8 7-10 20-10 10 0 17 2 21 10 0 2-4 7-6 13 2 0 8-4 12-4 7 4 9 6 7 17 0 10-7 12-13 12s-11-2-11-2c0 19 13 30 34 32 19 0 32-6 38-23-2 0-8 0-8 0-4 0-15-2-11-17 2-9 7-13 13-13 4 4 4 4 4 4 2 0 2 3 7 3 2 0 2 0 2 0-7-7-9-13-7-15 0-5 7-11 21-7 13 0 15 7 15 9 0 4-2 13-12 17 10-4 16 0 16 2 3 0 3 8 0 15-6 8-12 8-16 8-3 0-3-2-7-2-4 13 4 23 23 25 17 5 36-6 43-12 0-5 0-5 0-5-7 0-11 0-13 0-6-2-4-6 0-12 0-2 2-7 6-13 11-6 17-4 17-4 3 4 3 10 3 15 4-11 6-15 16-15 7 0 11 0 13 0 7 4 4 8 0 8 0 2-8 13-13 15-23 23-40 65-46 79-26-6-91-12-148-12z">
          <text:p/>
        </draw:path>
        <draw:path draw:style-name="gr1" draw:text-style-name="P1" draw:layer="layout" svg:width="0.009cm" svg:height="0.006cm" svg:x="19.168cm" svg:y="1.75cm" svg:viewBox="0 0 10 7" svg:d="M2 7c5 0 8-5 8-7-10 0-10 0-10 0 0 2 2 7 2 7z">
          <text:p/>
        </draw:path>
        <draw:path draw:style-name="gr1" draw:text-style-name="P1" draw:layer="layout" svg:width="0.012cm" svg:height="0.007cm" svg:x="19.162cm" svg:y="1.648cm" svg:viewBox="0 0 13 8" svg:d="M13 0c-13 0-13 0-13 0 0 3 2 8 2 8 7 0 7-5 11-8z">
          <text:p/>
        </draw:path>
        <draw:path draw:style-name="gr1" draw:text-style-name="P1" draw:layer="layout" svg:width="0.044cm" svg:height="0.025cm" svg:x="19.251cm" svg:y="1.655cm" svg:viewBox="0 0 45 26" svg:d="M29 26c2 0 2 0 2 0 7 0 14-2 14-13s-7-13-14-13c-17 0-17 20-31 24 2 0 6 0 8 0 11 0 17 0 21 2z">
          <text:p/>
        </draw:path>
        <draw:path draw:style-name="gr1" draw:text-style-name="P1" draw:layer="layout" svg:width="0.292cm" svg:height="0.36cm" svg:x="19.071cm" svg:y="1.513cm" svg:viewBox="0 0 293 361" svg:d="M147 0c-79 0-130 8-147 8 0 17 4 128 8 213 6 106 60 140 139 140 72 0 131-17 139-140 3-85 7-196 7-213-17 0-68-8-146-8zM159 25c7 0 7 5 7 5 4 0 4 0 4 0 0 0 4-5 6-5 7 0 11 5 11 5 0 8-13 8-17 12-4 0-4 0-4 0-2-4-13-4-13-12 0 0 0-5 6-5zM83 32c4 0 4 0 9 0-5-17-5-17-5-17 7 4 7 10 7 10 4 0 4 0 4 0 0-4 2-10 2-10 4 4 4 10 4 10 0 0 3-6 7-10 2 0 2 0 2 0-2 15-2 15-2 15 6 0 17 19 17 36 6-5 29-5 31-5-17-2-29-8-29-31 4 0 4 2 6 2 6 0 15 6 15 10 0 2-4 7-9 7 0 4 9 10 22 10 23 0 19-27 53-27 8 0 25 4 25 23 0 17-23 19-25 19 2 4 0 15 8 15 11 0 23-4 28-4 10 0 4 10 10 17 6 3 6 7 6 7 0 4-4 6-4 6 0 0 0-2-2-2 0 0-4 0-4-4-2 0-2 4-2 4v2c0 4-4 4-4 4 0 3 0 3 0 3-5-3-5-3-5-3 0-4 0-4 0-4 0-2 0-2 0-2-2 0-2 0-2 0 0 0 0 6-4 6h-2c0 0-4 0-4-4 0-2 4-2 4-2 0-4 0-4 0-4 0 4-4 4-4 4 0 0-2 0-2-4 0 4 0 4 0 4 0 0-5 0-5-4s7-4 11-4c2 0 2 0 2 0 4 0 6-3 6-8-6 0-29 8-48 8-26 0-7-33-26-33-21 0-27 23-51 23-6 0-12-4-16-4 0 6 0 11-7 11-6 0-23 3-50 3-4 10-6 10-10 10-2 0-2 0-6 0 4 0 6 0 6-2-2 0-2 0-2 0 0 0 0-4 2-4-2 0-2 0-2 0-4 0-9 6-11 6-4 0-4-2-4-6-2 0-2 4-6 4 0-4 4-8 6-8 4 0 4 0 4 0v-3c0 3-4 3-4 3-2 0-2-3-2-3h-4c-3-5 0-7 4-7 2 0 2 0 6 2 0-2 0-2 0-2l-4-4c-2 0-2-2-2-2-4 0-4 2-4 2 0-2 4-6 6-6 11 0 11 6 21 6 14 0 33 0 37-2-4 0-6-4-6-11 0-4 6-10 6-12-4 0-6 0-6-5 0-2 2-6 2-6 4 0 4 0 4 0 0 4 2 4 6 4 7 0 11-4 11-6 0-9-4-11-11-11-6 0-6 2-6 2-4 0-4 0-4 0 0-2-2-6-2-8 0-4 2-4 8-4zM142 119c0-4 0-4-2-4-4 0-4 11-10 7-2 0-2 0 0 4-2-4-2-4-2-7 2 0 6-4 6-4l-4-2c0 0-2 6-7 2-2 0-2 0-2 0 0-2 0-2 2-6 5 0 7 0 7 0-2-4-7 0-7-4-2 0-2 0-2 0 0 0 2-3 7-3 2 0 8 3 12 3 2 0 7 0 7 0 4 0 4 0 6 0 4 0 4 0 0-8 0-6 4-12 6-15 7-4 11-4 17-4 0 0 5 4 5 7 0 4 0 4 0 10-5 0-11 0-11 2-4 5 0 8 0 16 0 2 0 2-4 2-2 0-7 0-13 0 0 4-2 7-2 7-4 0-9 0-11 0 2 0 2 0 2 0-2-3 0-3 0-3zM159 128c7 0 7 4 7 4 4 0 4 0 4 0 0 0 4-4 6-4 7 0 11 4 11 8 0 7-13 9-17 9s-4 0-4 0c-2 0-13-2-13-9 0-4 0-8 6-8zM75 187c-4 0-7-2-7-2-8-6-8-17-15-23-3-7-7-11-7-11-6 0-6 0-8 0 0 0-9 0-11-6 2 0 2 0 2 0 5 0 5 0 5 0 4 0 4 0 4 0 0-2 0-2-4-2-5 0-7-7-7-7-4 0-4 0-4 0 4-4 6-4 6-4 5 0 9 4 11 4 0-4-2-4-2-4 0-4 0-4 0-4 0-2-4-2-4-2 4 0 4 0 4 0 6 0 8 2 8 6v-4c4-2 4-2 4-2l-4-4c4 0 4 0 4 0 3 0 8 4 8 6 0 4-5 8-5 11 0 4 15 27 22 33 0 2-7 13 0 15zM58 139c2 0 2 0 2 0 11 0 11 12 21 12 2 0 2-2 6-2 5 0 7 0 7 2 0 4-2 4-11 4-19 0-12-10-25-16zM60 36c11 0 11 13 21 13 2 0 2 0 6 0 5 0 7 0 7 4 0 0-2 2-11 2-19 0-12-13-25-17 2-2 2-2 2-2zM29 30c5 0 9 6 11 6 0-4 0-4 0-4-2-2-2-2-2-2v-5c-4 0-4 0-4 0 4-4 4-4 4-4 6 0 8 9 8 9 0-5 0 0 0-5 0 0 4 0 4-4h-4c4 0 4 0 4 0 3 0 8 0 8 4 0 7-5 11-5 11 0 2 15 25 22 32 0 4-7 14 0 17-4 0-7 0-7-3-8-8-8-16-15-21-3-6-7-8-7-12-6 0-6 0-8 0 0 0-9 0-11-7 2 2 2 2 2 2 5-2 5-2 5-2 4 0 4 0 4 0 0-4 0-4-4-4-5 0-7-2-7-6-4 0-4 0-4 0 4-2 6-2 6-2zM23 59c4 0 6 2 6 2 5 0 5 0 5 0 0 0 0-2 6-2s6 2 6 7c0 6-8 8-12 8-5 0-5 0-5 0-2 0-15-2-15-8 0-5 0-7 9-7zM14 166c0 0 0-4 9-4 4 0 6 4 6 4 5 0 5 0 5 0 0 0 0-4 6-4s6 4 6 4c0 8-8 8-12 13-5 0-5 0-5 0-2-5-15-5-15-13zM27 208c2 0 2 0 2 0 0-4 0-4 0-4h-2c-4 0-4 0-4-2-2 0-2 2-2 2 0-2 2-6 2-6 4 0 4 0 6 4 0-4 0-4 0-4 0 0 0-2-2-2-4 0 0-5-4-5 0 0-2 0-2 5 0-5 2-9 6-9 11 0 11 9 19 9 14 0 31 0 35-5-4-4-6-4-6-10 0-2 6-9 6-13-4 0-6 0-6-2 0-4 2-8 2-8 4 0 4 0 4 0 0 4 2 4 6 4 7 0 11-4 11-7 0-6-4-10-11-10-6 0-6 0-6 4-4 0-4 0-4 0 0-4-2-6-2-10 0-3 2-3 8-3 4 0 4 0 9 0-5-17-5-17-5-17 7 3 7 7 7 7 4 0 4 0 4 0 0-4 2-7 2-7 4 3 4 9 4 9 0 0 3-6 7-9 2 0 2 0 2 0-2 13-2 13-2 13 6 0 17 19 17 34 6 0 29 0 31 0-17-4-29-11-29-34 4 0 4 0 6 0 6 4 15 11 15 13 0 4-4 4-9 6 0 4 9 7 22 7 23 0 19-26 48-26 13 0 28 7 28 23 0 19-21 24-23 24 2 2-5 17 6 12 11 0 23-6 25-6 11 0 5 11 15 17 6 2 6 6 6 6 0 2 0 2-4 7 0-5 0-5 0-5-2 0-2 0-6-2 0 2-2 2-2 2 2 5 2 5 2 5 0 4-2 4-2 4 0 2 0 2 0 2 0 0-4 0-4-2 0-4 0-4 0-4-5 0-5 0-5 0 0 0 0 4-2 6-4 0-4 0-4 0-2 0-2 0-2-2 0-4 2-4 2-4 0-5 0-5-2-5 0 5 0 5-4 5-2 0-2 0-2 4 0-4 0-4 0-4 0-5 2-7 6-7 2 0 2 0 2 0 4-4 6-6 6-6 0-4 0-4 0-4-8 4-29 10-48 10-26 0-7-34-26-34-21 0-27 22-51 22-6 0-12 0-16 0 0 6 0 8-7 8-6 0-19 4-47 4-3 11-7 11-9 11 0 0-4 0-4-4 4 0 4 0 4 0 0 0-4 0-4-5h4c-4 0-4 0-4 0-2 0-6 5-11 5-2 0-2 0-2-5-4 0-4 5-4 5-2-5 0-7 4-7zM142 219h-2c-4 0-4 8-10 6-2 0-2 0 0 0-2 0-2-4-2-4 2-2 6-2 6-2 0-4 0-4-4-4 0 0-2 6-7 4 0-4 0-4 0-4 0 0-2 0-2 4 0-4 0-9 2-9 5 0 7 0 7 0 0-2 0-2 0-2-2 0-7 2-7 0-2 0-2 0-2 0 0-4 2-6 7-6 2 0 8 6 12 6 2 0 7 0 7 0 4 0 4 0 6 0 4 0 4-4 0-6 0-6 4-17 6-21 7 0 11-2 17 0 5 4 5 4 5 4 0 6 0 6 0 13-5-2-11 0-11 4-4 2 0 6 0 8 0 5 0 5-4 9-2 0-7 0-13 0 0 2-2 2-2 6-4 0-9 0-11 0 2 0 2-4 2-4-2 0 0-2 0-2zM159 232c7 0 7 2 7 2 4 0 4 0 4 0 0 0 4-2 6-2 7 0 11 2 11 2 0 10-13 15-17 15s-4 0-4 0c-2 0-13-5-13-15 0 0 0-2 6-2zM81 291c-4 0-4-4-6-4-4-7-7-17-11-24-6-2-11-6-11-8-3 0-3 2-7 2-2 0-6 0-8-6 2 0 2 0 2 0 4 0 4-2 4-2 0 0 0 2 2 2 0-2 0-2 0-2-2-5-2-5-2-5-6 0-6-4-6-4-4 0-4 0-4 0 4-2 4-2 6-2 4 0 4 0 6 2 0-2 0-2 0-2v-4c-2 0-2 0-2 0 0-2 0-2 0-2h-4c4-5 4-5 6-5 4 0 7 7 7 11 0 0 5-4 0-4v-2c0 0 5 0 5-5-5 0-5 0-5 0 5 0 5 0 5 0 0 0 6 0 6 5 0 6-4 8-4 8 0 4 17 28 21 30 0 8-4 15 0 21zM68 240c9 0 9 15 19 15 5 0 5-4 7-4 4 0 4 0 4 4 0 2 0 2-6 2-21 0-15-8-24-17zM23 270c0 0 0-7 6-7 9 0 9 5 9 7 2 0 2 0 2 0 0-2 4-7 6-7 12 0 12 7 12 7 0 8-14 10-18 15-2 0-2 0-2 0-4-5-15-7-15-15zM166 304c0 4 4 10 4 12 0 5 0 5-4 5 0 0-2 2-9 2 0 0 0 4 0 8 0 2-4 2-6 2-4-2 0-6 0-6h-4c-5 4 0 13-11 10v3c0-3-2-3-2-7 2 0 6-2 6-2 0-4 0-4-4-4-2 4-2 6-6 4 0 0-2 0-2 2 0-2 0-6 2-6 4-4 4-4 4-4 0-2-4 0-4 0-2 0-2 0-2 0-5-2 0-7 2-7 4 0 10 0 12 0 5 0 9 0 9 0 2 0 2 0 2 0 4-2 4-2 0-6-2-6 4-23 6-25 5 0 11-5 15-5 2 5 2 7 2 7 0 4 0 6 0 10-2 0-6 4-10 7zM253 310c0 0-5 0-5-2-2 2-2 2-2 2 0 4 0 4 0 4 2 2 0 2 0 2 0 5 0 5 0 5 0 0-4 0-4-5-2-2-2-2-2-2v2c0 0 0 5-4 5h-2v2c0-2 0-2 0-2-5-5 0-5 0-7-5 0-5 0-5 2-4 0-4 0-4 0v5c0-5-2-5-2-5 0-2 2-6 6-8h5c2 0 2-4 2-7-7 0-24 13-43 13s-4-36-23-36c-17 0-23 19-42 19-7 0-15 0-17 0 0 7 0 11-4 11-7 0-13 2-39 2 0 6-4 11-8 11l-2-5c2 0 2 0 2 0v-2c-2 0-7 2-14 2 0 0-2 0-2-2 0 0 0 2-4 2 0-2 4-6 6-6 4 0 4 0 4 0 0-2 0-2 0-2-4 0-4 0-4 0-2 0-6 0-6-4 0 0 0 4-2 4 0-4 2-7 6-7 2 0 2 0 6 3 0-3 0-3 0-3-4-4-4-4-4-4-2 0-2-4-2-4-4 0-4 4-4 4 0-4 4-6 6-6 7 0 7 6 18 6 13 0 19 0 23-4 0-2-4-2-4-8 0-5 4-11 4-15-4 0-6 0-6-2 0-5 2-7 2-7 4 0 4 0 4 0 0 0 5 2 7 2 6 0 10-2 10-6 0-8-4-8-10-8-7 0-7 0-7 2-4 0-4 0-4 0 0-2-2-7-2-11 0-2 2-2 11-2 2 0 2 0 6 0-4-17-4-17-4-17 4 4 6 6 6 6 4-2 4-6 4-6 3 0 3 0 3 0 0 4 4 6 4 6 0 0 2-2 6-6 0 13 0 13 0 13 4 0 13 17 13 34 6 0 27 0 29 0-17-5-25-11-25-34 2 0 2 0 2 0 11 4 15 10 15 15 0 2-4 2-4 6 0 2 4 6 12 6 24 0 24-23 51-23 9 0 24 2 24 19 0 21-22 23-24 23 2 5-6 17 2 17 11-4 22-10 24-10 6-2 4 6 12 14 9 3 9 3 9 7 0 0 0 2-4 2zM257 285c-4 0-4 0-4 0-5-5-13-7-13-15 0 0 0-7 6-7 7 0 7 5 7 7 4 0 4 0 4 0 0-2 2-7 6-7 6 0 9 7 9 7 0 8-13 10-15 15zM263 179c-4 0-4 0-4 0-2-5-13-5-13-13 0 0 0-4 7-4 6 0 6 4 6 4 4 0 4 0 4 0 0 0 0-4 6-4 7 0 7 4 7 4 0 8-11 8-13 13zM263 74c-6 0-17-2-17-8 0-5 0-7 7-7 6 0 6 2 6 2 6 0 6 0 6 0 0 0 0-2 7-2 6 0 6 2 6 7 0 6-13 8-15 8z">
          <text:p/>
        </draw:path>
        <draw:path draw:style-name="gr1" draw:text-style-name="P1" draw:layer="layout" svg:width="0.047cm" svg:height="0.021cm" svg:x="19.246cm" svg:y="1.761cm" svg:viewBox="0 0 48 22" svg:d="M48 8c0-6-6-8-13-8-15 0-17 15-35 20 6 0 8 0 12 0 8 0 17 0 19 2 6 0 17-2 17-14z">
          <text:p/>
        </draw:path>
        <draw:path draw:style-name="gr1" draw:text-style-name="P1" draw:layer="layout" svg:width="0.048cm" svg:height="0.031cm" svg:x="19.251cm" svg:y="1.551cm" svg:viewBox="0 0 49 32" svg:d="M30 32c2 0 2 0 2 0 7 0 17-8 17-16 0-11-6-16-12-16-18 0-23 22-37 24 2 0 6 0 8 0 11 0 18 0 22 8z">
          <text:p/>
        </draw:path>
        <draw:path draw:style-name="gr1" draw:text-style-name="P1" draw:layer="layout" svg:width="0.012cm" svg:height="0.006cm" svg:x="19.162cm" svg:y="1.545cm" svg:viewBox="0 0 13 7" svg:d="M2 7c7 0 7-3 11-7-13 0-13 0-13 0 0 4 2 7 2 7z">
          <text:p/>
        </draw:path>
        <draw:path draw:style-name="gr1" draw:text-style-name="P1" draw:layer="layout" svg:width="0.025cm" svg:height="0.025cm" svg:x="19.528cm" svg:y="1.253cm" svg:viewBox="0 0 26 26" svg:d="M16 0c8 0 10 2 10 13s-2 13-10 13-16 0-16-13c0-11 14-13 16-13z">
          <text:p/>
        </draw:path>
        <draw:path draw:style-name="gr1" draw:text-style-name="P1" draw:layer="layout" svg:width="0.099cm" svg:height="0.057cm" svg:x="19.435cm" svg:y="1.255cm" svg:viewBox="0 0 100 58" svg:d="M47 0c7 0 11 8 13 10 0-2 4-6 11-6 6 0 8 4 12 13 5 6 7 13 17 18 0 10-4 19-12 19-9 0-11-3-11-3-4 3-6 7-13 7-6 0-10-4-15-7-2 7-6 7-12 7-7 0-11-4-13-7-4 0-4 3-7 3-11 0-17-19-17-27 0-4 4-10 10-10 2 0 7 4 7 4 0-4 0-13 9-13 4 0 9 2 11 2 0-2 4-10 10-10z">
          <text:p/>
        </draw:path>
        <draw:path draw:style-name="gr1" draw:text-style-name="P1" draw:layer="layout" svg:width="0.119cm" svg:height="0.23cm" svg:x="19.428cm" svg:y="1.033cm" svg:viewBox="0 0 120 231" svg:d="M49 150c-13 0-49 17-49 53 0 10 0 19 0 23 3 0 3-4 7-4s6 4 10 9c0-9 0-16 9-16 4 0 6 5 10 7 0-9 7-13 13-13 4 0 11 6 15 11 0-7 2-7 8-7 11 0 13 7 17 13 0-11 14-13 25-13 2 0 2 0 6 0 0-29-17-53-48-63 7-47 5-49 5-53-5 0-5-2-7-2 0-9 0-9 0-9 7 0 9-2 9-8-2-24-2-24-2-24 0-4 0-6 2-6 24 9 24 9 24 9 6 0 11-3 11-9 2-6-5-13-7-13-4 0-22 7-28 7-2 0-2-4-2-7 0 0 6-21 6-23 0-6-4-10-11-10-6-6-8 4-8 6 0 4 2 27 2 27 0 3-2 3-6 3-5 0-19-7-24-7-6 0-10 4-10 11 0 6 4 8 6 8 4 0 28-2 28-2 4 0 4 2 4 2 0 0-9 24-9 28 0 2 5 8 9 8 0 9 0 9 0 9-4 0-9 0-9 2 0 0-2 4-6 53z">
          <text:p/>
        </draw:path>
        <draw:polygon draw:style-name="gr3" draw:text-style-name="P3" draw:layer="layout" svg:width="20.98cm" svg:height="0.013cm" svg:x="0cm" svg:y="3.007cm" svg:viewBox="0 0 20981 14" draw:points="0,14 20981,14 20981,0 0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5T13:47:01.925030505</dc:date>
    <meta:editing-duration>PT16S</meta:editing-duration>
    <meta:editing-cycles>1</meta:editing-cycles>
    <meta:document-statistic meta:object-count="86"/>
    <meta:generator>LibreOffice/6.4.7.2$Linux_X86_64 LibreOffice_project/40$Build-2</meta:generator>
  </office:meta>
</office:document-meta>
</file>